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0.7035in"/>
    </style:style>
    <style:style style:name="co4" style:family="table-column">
      <style:table-column-properties fo:break-before="auto" style:column-width="0.7417in"/>
    </style:style>
    <style:style style:name="co5" style:family="table-column">
      <style:table-column-properties fo:break-before="auto" style:column-width="0.7028in"/>
    </style:style>
    <style:style style:name="co6" style:family="table-column">
      <style:table-column-properties fo:break-before="auto" style:column-width="0.7547in"/>
    </style:style>
    <style:style style:name="co7" style:family="table-column">
      <style:table-column-properties fo:break-before="auto" style:column-width="0.4984in"/>
    </style:style>
    <style:style style:name="co8" style:family="table-column">
      <style:table-column-properties fo:break-before="auto" style:column-width="0.5236in"/>
    </style:style>
    <style:style style:name="co9" style:family="table-column">
      <style:table-column-properties fo:break-before="auto" style:column-width="0.2409in"/>
    </style:style>
    <style:style style:name="co10" style:family="table-column">
      <style:table-column-properties fo:break-before="auto" style:column-width="0.7571in"/>
    </style:style>
    <style:style style:name="co11" style:family="table-column">
      <style:table-column-properties fo:break-before="auto" style:column-width="0.7189in"/>
    </style:style>
    <style:style style:name="co12" style:family="table-column">
      <style:table-column-properties fo:break-before="auto" style:column-width="0.6673in"/>
    </style:style>
    <style:style style:name="co13" style:family="table-column">
      <style:table-column-properties fo:break-before="auto" style:column-width="0.3083in"/>
    </style:style>
    <style:style style:name="co14" style:family="table-column">
      <style:table-column-properties fo:break-before="auto" style:column-width="0.5646in"/>
    </style:style>
    <style:style style:name="co15" style:family="table-column">
      <style:table-column-properties fo:break-before="auto" style:column-width="0.3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>
      <style:table-cell-properties fo:wrap-option="wrap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6pt solid #000000"/>
      <style:text-properties fo:color="#80808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122"/>
    <style:style style:name="T1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6" calcext:value-type="float">
            <text:p>116</text:p>
          </table:table-cell>
        </table:table-row>
      </table:table>
      <table:table table:name="Fro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113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113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6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6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5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/>
          </table:table-cell>
          <table:table-cell table:formula="of:=[Front.B2]*100+[Front.C2]" office:value-type="float" office:value="101" calcext:value-type="float">
            <text:p/>
          </table:table-cell>
          <table:table-cell/>
          <table:table-cell table:formula="of:=[Rear.F2]*100+[Rear.G2]-1" office:value-type="float" office:value="11501" calcext:value-type="float">
            <text:p/>
          </table:table-cell>
          <table:table-cell table:formula="of:=-1*([Rear.J2]*100+[Rear.K2])" office:value-type="float" office:value="-901" calcext:value-type="float">
            <text:p/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/>
          </table:table-cell>
          <table:table-cell table:formula="of:=[Front.B3]*100+[Front.C3]" office:value-type="float" office:value="102" calcext:value-type="float">
            <text:p/>
          </table:table-cell>
          <table:table-cell/>
          <table:table-cell table:formula="of:=[Rear.F3]*100+[Rear.G3]-1" office:value-type="float" office:value="11517" calcext:value-type="float">
            <text:p/>
          </table:table-cell>
          <table:table-cell table:formula="of:=-1*([Rear.J3]*100+[Rear.K3])" office:value-type="float" office:value="-902" calcext:value-type="float">
            <text:p/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/>
          </table:table-cell>
          <table:table-cell table:formula="of:=[Front.B4]*100+[Front.C4]" office:value-type="float" office:value="103" calcext:value-type="float">
            <text:p/>
          </table:table-cell>
          <table:table-cell/>
          <table:table-cell table:formula="of:=[Rear.F4]*100+[Rear.G4]-1" office:value-type="float" office:value="11500" calcext:value-type="float">
            <text:p/>
          </table:table-cell>
          <table:table-cell table:formula="of:=-1*([Rear.J4]*100+[Rear.K4])" office:value-type="float" office:value="-903" calcext:value-type="float">
            <text:p/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/>
          </table:table-cell>
          <table:table-cell table:formula="of:=[Front.B5]*100+[Front.C5]" office:value-type="float" office:value="104" calcext:value-type="float">
            <text:p/>
          </table:table-cell>
          <table:table-cell/>
          <table:table-cell table:formula="of:=[Rear.F5]*100+[Rear.G5]-1" office:value-type="float" office:value="11516" calcext:value-type="float">
            <text:p/>
          </table:table-cell>
          <table:table-cell table:formula="of:=-1*([Rear.J5]*100+[Rear.K5])" office:value-type="float" office:value="-904" calcext:value-type="float">
            <text:p/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/>
          </table:table-cell>
          <table:table-cell table:formula="of:=[Front.B6]*100+[Front.C6]" office:value-type="float" office:value="201" calcext:value-type="float">
            <text:p/>
          </table:table-cell>
          <table:table-cell/>
          <table:table-cell table:formula="of:=[Rear.F6]*100+[Rear.G6]-1" office:value-type="float" office:value="11519" calcext:value-type="float">
            <text:p/>
          </table:table-cell>
          <table:table-cell table:formula="of:=-1*([Rear.J6]*100+[Rear.K6])" office:value-type="float" office:value="-801" calcext:value-type="float">
            <text:p/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/>
          </table:table-cell>
          <table:table-cell table:formula="of:=[Front.B7]*100+[Front.C7]" office:value-type="float" office:value="202" calcext:value-type="float">
            <text:p/>
          </table:table-cell>
          <table:table-cell/>
          <table:table-cell table:formula="of:=[Rear.F7]*100+[Rear.G7]-1" office:value-type="float" office:value="11503" calcext:value-type="float">
            <text:p/>
          </table:table-cell>
          <table:table-cell table:formula="of:=-1*([Rear.J7]*100+[Rear.K7])" office:value-type="float" office:value="-802" calcext:value-type="float">
            <text:p/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/>
          </table:table-cell>
          <table:table-cell table:formula="of:=[Front.B8]*100+[Front.C8]" office:value-type="float" office:value="203" calcext:value-type="float">
            <text:p/>
          </table:table-cell>
          <table:table-cell/>
          <table:table-cell table:formula="of:=[Rear.F8]*100+[Rear.G8]-1" office:value-type="float" office:value="11518" calcext:value-type="float">
            <text:p/>
          </table:table-cell>
          <table:table-cell table:formula="of:=-1*([Rear.J8]*100+[Rear.K8])" office:value-type="float" office:value="-803" calcext:value-type="float">
            <text:p/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/>
          </table:table-cell>
          <table:table-cell table:formula="of:=[Front.B9]*100+[Front.C9]" office:value-type="float" office:value="204" calcext:value-type="float">
            <text:p/>
          </table:table-cell>
          <table:table-cell/>
          <table:table-cell table:formula="of:=[Rear.F9]*100+[Rear.G9]-1" office:value-type="float" office:value="11502" calcext:value-type="float">
            <text:p/>
          </table:table-cell>
          <table:table-cell table:formula="of:=-1*([Rear.J9]*100+[Rear.K9])" office:value-type="float" office:value="-804" calcext:value-type="float">
            <text:p/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/>
          </table:table-cell>
          <table:table-cell table:formula="of:=[Front.B10]*100+[Front.C10]" office:value-type="float" office:value="501" calcext:value-type="float">
            <text:p/>
          </table:table-cell>
          <table:table-cell/>
          <table:table-cell table:formula="of:=[Rear.F10]*100+[Rear.G10]-1" office:value-type="float" office:value="11520" calcext:value-type="float">
            <text:p/>
          </table:table-cell>
          <table:table-cell table:formula="of:=-1*([Rear.J10]*100+[Rear.K10])" office:value-type="float" office:value="-701" calcext:value-type="float">
            <text:p/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/>
          </table:table-cell>
          <table:table-cell table:formula="of:=[Front.B11]*100+[Front.C11]" office:value-type="float" office:value="502" calcext:value-type="float">
            <text:p/>
          </table:table-cell>
          <table:table-cell/>
          <table:table-cell table:formula="of:=[Rear.F11]*100+[Rear.G11]-1" office:value-type="float" office:value="11504" calcext:value-type="float">
            <text:p/>
          </table:table-cell>
          <table:table-cell table:formula="of:=-1*([Rear.J11]*100+[Rear.K11])" office:value-type="float" office:value="-702" calcext:value-type="float">
            <text:p/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/>
          </table:table-cell>
          <table:table-cell table:formula="of:=[Front.B12]*100+[Front.C12]" office:value-type="float" office:value="503" calcext:value-type="float">
            <text:p/>
          </table:table-cell>
          <table:table-cell/>
          <table:table-cell table:formula="of:=[Rear.F12]*100+[Rear.G12]-1" office:value-type="float" office:value="11521" calcext:value-type="float">
            <text:p/>
          </table:table-cell>
          <table:table-cell table:formula="of:=-1*([Rear.J12]*100+[Rear.K12])" office:value-type="float" office:value="-703" calcext:value-type="float">
            <text:p/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/>
          </table:table-cell>
          <table:table-cell table:formula="of:=[Front.B13]*100+[Front.C13]" office:value-type="float" office:value="504" calcext:value-type="float">
            <text:p/>
          </table:table-cell>
          <table:table-cell/>
          <table:table-cell table:formula="of:=[Rear.F13]*100+[Rear.G13]-1" office:value-type="float" office:value="11505" calcext:value-type="float">
            <text:p/>
          </table:table-cell>
          <table:table-cell table:formula="of:=-1*([Rear.J13]*100+[Rear.K13])" office:value-type="float" office:value="-704" calcext:value-type="float">
            <text:p/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/>
          </table:table-cell>
          <table:table-cell table:formula="of:=[Front.B14]*100+[Front.C14]" office:value-type="float" office:value="1001" calcext:value-type="float">
            <text:p/>
          </table:table-cell>
          <table:table-cell/>
          <table:table-cell table:formula="of:=[Rear.F14]*100+[Rear.G14]-1" office:value-type="float" office:value="11506" calcext:value-type="float">
            <text:p/>
          </table:table-cell>
          <table:table-cell table:formula="of:=-1*([Rear.J14]*100+[Rear.K14])" office:value-type="float" office:value="-1201" calcext:value-type="float">
            <text:p/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/>
          </table:table-cell>
          <table:table-cell table:formula="of:=[Front.B15]*100+[Front.C15]" office:value-type="float" office:value="1002" calcext:value-type="float">
            <text:p/>
          </table:table-cell>
          <table:table-cell/>
          <table:table-cell table:formula="of:=[Rear.F15]*100+[Rear.G15]-1" office:value-type="float" office:value="11522" calcext:value-type="float">
            <text:p/>
          </table:table-cell>
          <table:table-cell table:formula="of:=-1*([Rear.J15]*100+[Rear.K15])" office:value-type="float" office:value="-1202" calcext:value-type="float">
            <text:p/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/>
          </table:table-cell>
          <table:table-cell table:formula="of:=[Front.B16]*100+[Front.C16]" office:value-type="float" office:value="1003" calcext:value-type="float">
            <text:p/>
          </table:table-cell>
          <table:table-cell/>
          <table:table-cell table:formula="of:=[Rear.F16]*100+[Rear.G16]-1" office:value-type="float" office:value="11507" calcext:value-type="float">
            <text:p/>
          </table:table-cell>
          <table:table-cell table:formula="of:=-1*([Rear.J16]*100+[Rear.K16])" office:value-type="float" office:value="-1203" calcext:value-type="float">
            <text:p/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/>
          </table:table-cell>
          <table:table-cell table:formula="of:=[Front.B17]*100+[Front.C17]" office:value-type="float" office:value="1004" calcext:value-type="float">
            <text:p/>
          </table:table-cell>
          <table:table-cell/>
          <table:table-cell table:formula="of:=[Rear.F17]*100+[Rear.G17]-1" office:value-type="float" office:value="11523" calcext:value-type="float">
            <text:p/>
          </table:table-cell>
          <table:table-cell table:formula="of:=-1*([Rear.J17]*100+[Rear.K17])" office:value-type="float" office:value="-1204" calcext:value-type="float">
            <text:p/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/>
          </table:table-cell>
          <table:table-cell table:formula="of:=[Front.B18]*100+[Front.C18]" office:value-type="float" office:value="401" calcext:value-type="float">
            <text:p/>
          </table:table-cell>
          <table:table-cell/>
          <table:table-cell table:formula="of:=[Rear.F18]*100+[Rear.G18]-1" office:value-type="float" office:value="11524" calcext:value-type="float">
            <text:p/>
          </table:table-cell>
          <table:table-cell table:formula="of:=-1*([Rear.J18]*100+[Rear.K18])" office:value-type="float" office:value="-1601" calcext:value-type="float">
            <text:p/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/>
          </table:table-cell>
          <table:table-cell table:formula="of:=[Front.B19]*100+[Front.C19]" office:value-type="float" office:value="402" calcext:value-type="float">
            <text:p/>
          </table:table-cell>
          <table:table-cell/>
          <table:table-cell table:formula="of:=[Rear.F19]*100+[Rear.G19]-1" office:value-type="float" office:value="11508" calcext:value-type="float">
            <text:p/>
          </table:table-cell>
          <table:table-cell table:formula="of:=-1*([Rear.J19]*100+[Rear.K19])" office:value-type="float" office:value="-1602" calcext:value-type="float">
            <text:p/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/>
          </table:table-cell>
          <table:table-cell table:formula="of:=[Front.B20]*100+[Front.C20]" office:value-type="float" office:value="403" calcext:value-type="float">
            <text:p/>
          </table:table-cell>
          <table:table-cell/>
          <table:table-cell table:formula="of:=[Rear.F20]*100+[Rear.G20]-1" office:value-type="float" office:value="11525" calcext:value-type="float">
            <text:p/>
          </table:table-cell>
          <table:table-cell table:formula="of:=-1*([Rear.J20]*100+[Rear.K20])" office:value-type="float" office:value="-1603" calcext:value-type="float">
            <text:p/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/>
          </table:table-cell>
          <table:table-cell table:formula="of:=[Front.B21]*100+[Front.C21]" office:value-type="float" office:value="404" calcext:value-type="float">
            <text:p/>
          </table:table-cell>
          <table:table-cell/>
          <table:table-cell table:formula="of:=[Rear.F21]*100+[Rear.G21]-1" office:value-type="float" office:value="11509" calcext:value-type="float">
            <text:p/>
          </table:table-cell>
          <table:table-cell table:formula="of:=-1*([Rear.J21]*100+[Rear.K21])" office:value-type="float" office:value="-1604" calcext:value-type="float">
            <text:p/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/>
          </table:table-cell>
          <table:table-cell table:formula="of:=[Front.B22]*100+[Front.C22]" office:value-type="float" office:value="301" calcext:value-type="float">
            <text:p/>
          </table:table-cell>
          <table:table-cell/>
          <table:table-cell table:formula="of:=[Rear.F22]*100+[Rear.G22]-1" office:value-type="float" office:value="11510" calcext:value-type="float">
            <text:p/>
          </table:table-cell>
          <table:table-cell table:formula="of:=-1*([Rear.J22]*100+[Rear.K22])" office:value-type="float" office:value="-1501" calcext:value-type="float">
            <text:p/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/>
          </table:table-cell>
          <table:table-cell table:formula="of:=[Front.B23]*100+[Front.C23]" office:value-type="float" office:value="302" calcext:value-type="float">
            <text:p/>
          </table:table-cell>
          <table:table-cell/>
          <table:table-cell table:formula="of:=[Rear.F23]*100+[Rear.G23]-1" office:value-type="float" office:value="11526" calcext:value-type="float">
            <text:p/>
          </table:table-cell>
          <table:table-cell table:formula="of:=-1*([Rear.J23]*100+[Rear.K23])" office:value-type="float" office:value="-1502" calcext:value-type="float">
            <text:p/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/>
          </table:table-cell>
          <table:table-cell table:formula="of:=[Front.B24]*100+[Front.C24]" office:value-type="float" office:value="303" calcext:value-type="float">
            <text:p/>
          </table:table-cell>
          <table:table-cell/>
          <table:table-cell table:formula="of:=[Rear.F24]*100+[Rear.G24]-1" office:value-type="float" office:value="11511" calcext:value-type="float">
            <text:p/>
          </table:table-cell>
          <table:table-cell table:formula="of:=-1*([Rear.J24]*100+[Rear.K24])" office:value-type="float" office:value="-1503" calcext:value-type="float">
            <text:p/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/>
          </table:table-cell>
          <table:table-cell table:formula="of:=[Front.B25]*100+[Front.C25]" office:value-type="float" office:value="304" calcext:value-type="float">
            <text:p/>
          </table:table-cell>
          <table:table-cell/>
          <table:table-cell table:formula="of:=[Rear.F25]*100+[Rear.G25]-1" office:value-type="float" office:value="11527" calcext:value-type="float">
            <text:p/>
          </table:table-cell>
          <table:table-cell table:formula="of:=-1*([Rear.J25]*100+[Rear.K25])" office:value-type="float" office:value="-1504" calcext:value-type="float">
            <text:p/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/>
          </table:table-cell>
          <table:table-cell table:formula="of:=[Front.B26]*100+[Front.C26]" office:value-type="float" office:value="601" calcext:value-type="float">
            <text:p/>
          </table:table-cell>
          <table:table-cell/>
          <table:table-cell table:formula="of:=[Rear.F26]*100+[Rear.G26]-1" office:value-type="float" office:value="11513" calcext:value-type="float">
            <text:p/>
          </table:table-cell>
          <table:table-cell table:formula="of:=-1*([Rear.J26]*100+[Rear.K26])" office:value-type="float" office:value="-1401" calcext:value-type="float">
            <text:p/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/>
          </table:table-cell>
          <table:table-cell table:formula="of:=[Front.B27]*100+[Front.C27]" office:value-type="float" office:value="602" calcext:value-type="float">
            <text:p/>
          </table:table-cell>
          <table:table-cell/>
          <table:table-cell table:formula="of:=[Rear.F27]*100+[Rear.G27]-1" office:value-type="float" office:value="11529" calcext:value-type="float">
            <text:p/>
          </table:table-cell>
          <table:table-cell table:formula="of:=-1*([Rear.J27]*100+[Rear.K27])" office:value-type="float" office:value="-1402" calcext:value-type="float">
            <text:p/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/>
          </table:table-cell>
          <table:table-cell table:formula="of:=[Front.B28]*100+[Front.C28]" office:value-type="float" office:value="603" calcext:value-type="float">
            <text:p/>
          </table:table-cell>
          <table:table-cell/>
          <table:table-cell table:formula="of:=[Rear.F28]*100+[Rear.G28]-1" office:value-type="float" office:value="11512" calcext:value-type="float">
            <text:p/>
          </table:table-cell>
          <table:table-cell table:formula="of:=-1*([Rear.J28]*100+[Rear.K28])" office:value-type="float" office:value="-1403" calcext:value-type="float">
            <text:p/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/>
          </table:table-cell>
          <table:table-cell table:formula="of:=[Front.B29]*100+[Front.C29]" office:value-type="float" office:value="604" calcext:value-type="float">
            <text:p/>
          </table:table-cell>
          <table:table-cell/>
          <table:table-cell table:formula="of:=[Rear.F29]*100+[Rear.G29]-1" office:value-type="float" office:value="11528" calcext:value-type="float">
            <text:p/>
          </table:table-cell>
          <table:table-cell table:formula="of:=-1*([Rear.J29]*100+[Rear.K29])" office:value-type="float" office:value="-1404" calcext:value-type="float">
            <text:p/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/>
          </table:table-cell>
          <table:table-cell table:formula="of:=[Front.B30]*100+[Front.C30]" office:value-type="float" office:value="1101" calcext:value-type="float">
            <text:p/>
          </table:table-cell>
          <table:table-cell/>
          <table:table-cell table:formula="of:=[Rear.F30]*100+[Rear.G30]-1" office:value-type="float" office:value="11531" calcext:value-type="float">
            <text:p/>
          </table:table-cell>
          <table:table-cell table:formula="of:=-1*([Rear.J30]*100+[Rear.K30])" office:value-type="float" office:value="-1301" calcext:value-type="float">
            <text:p/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/>
          </table:table-cell>
          <table:table-cell table:formula="of:=[Front.B31]*100+[Front.C31]" office:value-type="float" office:value="1102" calcext:value-type="float">
            <text:p/>
          </table:table-cell>
          <table:table-cell/>
          <table:table-cell table:formula="of:=[Rear.F31]*100+[Rear.G31]-1" office:value-type="float" office:value="11515" calcext:value-type="float">
            <text:p/>
          </table:table-cell>
          <table:table-cell table:formula="of:=-1*([Rear.J31]*100+[Rear.K31])" office:value-type="float" office:value="-1302" calcext:value-type="float">
            <text:p/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/>
          </table:table-cell>
          <table:table-cell table:formula="of:=[Front.B32]*100+[Front.C32]" office:value-type="float" office:value="1103" calcext:value-type="float">
            <text:p/>
          </table:table-cell>
          <table:table-cell/>
          <table:table-cell table:formula="of:=[Rear.F32]*100+[Rear.G32]-1" office:value-type="float" office:value="11530" calcext:value-type="float">
            <text:p/>
          </table:table-cell>
          <table:table-cell table:formula="of:=-1*([Rear.J32]*100+[Rear.K32])" office:value-type="float" office:value="-1303" calcext:value-type="float">
            <text:p/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/>
          </table:table-cell>
          <table:table-cell table:formula="of:=[Front.B33]*100+[Front.C33]" office:value-type="float" office:value="1104" calcext:value-type="float">
            <text:p/>
          </table:table-cell>
          <table:table-cell/>
          <table:table-cell table:formula="of:=[Rear.F33]*100+[Rear.G33]-1" office:value-type="float" office:value="11514" calcext:value-type="float">
            <text:p/>
          </table:table-cell>
          <table:table-cell table:formula="of:=-1*([Rear.J33]*100+[Rear.K33])" office:value-type="float" office:value="-1304" calcext:value-type="float">
            <text:p/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11306" calcext:value-type="float">
            <text:p/>
          </table:table-cell>
          <table:table-cell table:formula="of:=[Front.J2]*100+[Front.K2]" office:value-type="float" office:value="901" calcext:value-type="float">
            <text:p/>
          </table:table-cell>
          <table:table-cell/>
          <table:table-cell table:formula="of:=[Rear.O2]*100+[Rear.P2]-1" office:value-type="float" office:value="11601" calcext:value-type="float">
            <text:p/>
          </table:table-cell>
          <table:table-cell table:formula="of:=-1*([Rear.J2]*100+[Rear.K2])" office:value-type="float" office:value="-901" calcext:value-type="float">
            <text:p/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11322" calcext:value-type="float">
            <text:p/>
          </table:table-cell>
          <table:table-cell table:formula="of:=[Front.J3]*100+[Front.K3]" office:value-type="float" office:value="902" calcext:value-type="float">
            <text:p/>
          </table:table-cell>
          <table:table-cell/>
          <table:table-cell table:formula="of:=[Rear.O3]*100+[Rear.P3]-1" office:value-type="float" office:value="11617" calcext:value-type="float">
            <text:p/>
          </table:table-cell>
          <table:table-cell table:formula="of:=-1*([Rear.J3]*100+[Rear.K3])" office:value-type="float" office:value="-902" calcext:value-type="float">
            <text:p/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11307" calcext:value-type="float">
            <text:p/>
          </table:table-cell>
          <table:table-cell table:formula="of:=[Front.J4]*100+[Front.K4]" office:value-type="float" office:value="903" calcext:value-type="float">
            <text:p/>
          </table:table-cell>
          <table:table-cell/>
          <table:table-cell table:formula="of:=[Rear.O4]*100+[Rear.P4]-1" office:value-type="float" office:value="11600" calcext:value-type="float">
            <text:p/>
          </table:table-cell>
          <table:table-cell table:formula="of:=-1*([Rear.J4]*100+[Rear.K4])" office:value-type="float" office:value="-903" calcext:value-type="float">
            <text:p/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11323" calcext:value-type="float">
            <text:p/>
          </table:table-cell>
          <table:table-cell table:formula="of:=[Front.J5]*100+[Front.K5]" office:value-type="float" office:value="904" calcext:value-type="float">
            <text:p/>
          </table:table-cell>
          <table:table-cell/>
          <table:table-cell table:formula="of:=[Rear.O5]*100+[Rear.P5]-1" office:value-type="float" office:value="11616" calcext:value-type="float">
            <text:p/>
          </table:table-cell>
          <table:table-cell table:formula="of:=-1*([Rear.J5]*100+[Rear.K5])" office:value-type="float" office:value="-904" calcext:value-type="float">
            <text:p/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11320" calcext:value-type="float">
            <text:p/>
          </table:table-cell>
          <table:table-cell table:formula="of:=[Front.J6]*100+[Front.K6]" office:value-type="float" office:value="801" calcext:value-type="float">
            <text:p/>
          </table:table-cell>
          <table:table-cell/>
          <table:table-cell table:formula="of:=[Rear.O6]*100+[Rear.P6]-1" office:value-type="float" office:value="11619" calcext:value-type="float">
            <text:p/>
          </table:table-cell>
          <table:table-cell table:formula="of:=-1*([Rear.J6]*100+[Rear.K6])" office:value-type="float" office:value="-801" calcext:value-type="float">
            <text:p/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11304" calcext:value-type="float">
            <text:p/>
          </table:table-cell>
          <table:table-cell table:formula="of:=[Front.J7]*100+[Front.K7]" office:value-type="float" office:value="802" calcext:value-type="float">
            <text:p/>
          </table:table-cell>
          <table:table-cell/>
          <table:table-cell table:formula="of:=[Rear.O7]*100+[Rear.P7]-1" office:value-type="float" office:value="11603" calcext:value-type="float">
            <text:p/>
          </table:table-cell>
          <table:table-cell table:formula="of:=-1*([Rear.J7]*100+[Rear.K7])" office:value-type="float" office:value="-802" calcext:value-type="float">
            <text:p/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11321" calcext:value-type="float">
            <text:p/>
          </table:table-cell>
          <table:table-cell table:formula="of:=[Front.J8]*100+[Front.K8]" office:value-type="float" office:value="803" calcext:value-type="float">
            <text:p/>
          </table:table-cell>
          <table:table-cell/>
          <table:table-cell table:formula="of:=[Rear.O8]*100+[Rear.P8]-1" office:value-type="float" office:value="11618" calcext:value-type="float">
            <text:p/>
          </table:table-cell>
          <table:table-cell table:formula="of:=-1*([Rear.J8]*100+[Rear.K8])" office:value-type="float" office:value="-803" calcext:value-type="float">
            <text:p/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11305" calcext:value-type="float">
            <text:p/>
          </table:table-cell>
          <table:table-cell table:formula="of:=[Front.J9]*100+[Front.K9]" office:value-type="float" office:value="804" calcext:value-type="float">
            <text:p/>
          </table:table-cell>
          <table:table-cell/>
          <table:table-cell table:formula="of:=[Rear.O9]*100+[Rear.P9]-1" office:value-type="float" office:value="11602" calcext:value-type="float">
            <text:p/>
          </table:table-cell>
          <table:table-cell table:formula="of:=-1*([Rear.J9]*100+[Rear.K9])" office:value-type="float" office:value="-804" calcext:value-type="float">
            <text:p/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11319" calcext:value-type="float">
            <text:p/>
          </table:table-cell>
          <table:table-cell table:formula="of:=[Front.J10]*100+[Front.K10]" office:value-type="float" office:value="701" calcext:value-type="float">
            <text:p/>
          </table:table-cell>
          <table:table-cell/>
          <table:table-cell table:formula="of:=[Rear.O10]*100+[Rear.P10]-1" office:value-type="float" office:value="11620" calcext:value-type="float">
            <text:p/>
          </table:table-cell>
          <table:table-cell table:formula="of:=-1*([Rear.J10]*100+[Rear.K10])" office:value-type="float" office:value="-701" calcext:value-type="float">
            <text:p/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11303" calcext:value-type="float">
            <text:p/>
          </table:table-cell>
          <table:table-cell table:formula="of:=[Front.J11]*100+[Front.K11]" office:value-type="float" office:value="702" calcext:value-type="float">
            <text:p/>
          </table:table-cell>
          <table:table-cell/>
          <table:table-cell table:formula="of:=[Rear.O11]*100+[Rear.P11]-1" office:value-type="float" office:value="11604" calcext:value-type="float">
            <text:p/>
          </table:table-cell>
          <table:table-cell table:formula="of:=-1*([Rear.J11]*100+[Rear.K11])" office:value-type="float" office:value="-702" calcext:value-type="float">
            <text:p/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11318" calcext:value-type="float">
            <text:p/>
          </table:table-cell>
          <table:table-cell table:formula="of:=[Front.J12]*100+[Front.K12]" office:value-type="float" office:value="703" calcext:value-type="float">
            <text:p/>
          </table:table-cell>
          <table:table-cell/>
          <table:table-cell table:formula="of:=[Rear.O12]*100+[Rear.P12]-1" office:value-type="float" office:value="11621" calcext:value-type="float">
            <text:p/>
          </table:table-cell>
          <table:table-cell table:formula="of:=-1*([Rear.J12]*100+[Rear.K12])" office:value-type="float" office:value="-703" calcext:value-type="float">
            <text:p/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11302" calcext:value-type="float">
            <text:p/>
          </table:table-cell>
          <table:table-cell table:formula="of:=[Front.J13]*100+[Front.K13]" office:value-type="float" office:value="704" calcext:value-type="float">
            <text:p/>
          </table:table-cell>
          <table:table-cell/>
          <table:table-cell table:formula="of:=[Rear.O13]*100+[Rear.P13]-1" office:value-type="float" office:value="11605" calcext:value-type="float">
            <text:p/>
          </table:table-cell>
          <table:table-cell table:formula="of:=-1*([Rear.J13]*100+[Rear.K13])" office:value-type="float" office:value="-704" calcext:value-type="float">
            <text:p/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11301" calcext:value-type="float">
            <text:p/>
          </table:table-cell>
          <table:table-cell table:formula="of:=[Front.J14]*100+[Front.K14]" office:value-type="float" office:value="1201" calcext:value-type="float">
            <text:p/>
          </table:table-cell>
          <table:table-cell/>
          <table:table-cell table:formula="of:=[Rear.O14]*100+[Rear.P14]-1" office:value-type="float" office:value="11606" calcext:value-type="float">
            <text:p/>
          </table:table-cell>
          <table:table-cell table:formula="of:=-1*([Rear.J14]*100+[Rear.K14])" office:value-type="float" office:value="-1201" calcext:value-type="float">
            <text:p/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11317" calcext:value-type="float">
            <text:p/>
          </table:table-cell>
          <table:table-cell table:formula="of:=[Front.J15]*100+[Front.K15]" office:value-type="float" office:value="1202" calcext:value-type="float">
            <text:p/>
          </table:table-cell>
          <table:table-cell/>
          <table:table-cell table:formula="of:=[Rear.O15]*100+[Rear.P15]-1" office:value-type="float" office:value="11622" calcext:value-type="float">
            <text:p/>
          </table:table-cell>
          <table:table-cell table:formula="of:=-1*([Rear.J15]*100+[Rear.K15])" office:value-type="float" office:value="-1202" calcext:value-type="float">
            <text:p/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11300" calcext:value-type="float">
            <text:p/>
          </table:table-cell>
          <table:table-cell table:formula="of:=[Front.J16]*100+[Front.K16]" office:value-type="float" office:value="1203" calcext:value-type="float">
            <text:p/>
          </table:table-cell>
          <table:table-cell/>
          <table:table-cell table:formula="of:=[Rear.O16]*100+[Rear.P16]-1" office:value-type="float" office:value="11607" calcext:value-type="float">
            <text:p/>
          </table:table-cell>
          <table:table-cell table:formula="of:=-1*([Rear.J16]*100+[Rear.K16])" office:value-type="float" office:value="-1203" calcext:value-type="float">
            <text:p/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11316" calcext:value-type="float">
            <text:p/>
          </table:table-cell>
          <table:table-cell table:formula="of:=[Front.J17]*100+[Front.K17]" office:value-type="float" office:value="1204" calcext:value-type="float">
            <text:p/>
          </table:table-cell>
          <table:table-cell/>
          <table:table-cell table:formula="of:=[Rear.O17]*100+[Rear.P17]-1" office:value-type="float" office:value="11623" calcext:value-type="float">
            <text:p/>
          </table:table-cell>
          <table:table-cell table:formula="of:=-1*([Rear.J17]*100+[Rear.K17])" office:value-type="float" office:value="-1204" calcext:value-type="float">
            <text:p/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11331" calcext:value-type="float">
            <text:p/>
          </table:table-cell>
          <table:table-cell table:formula="of:=[Front.J18]*100+[Front.K18]" office:value-type="float" office:value="1601" calcext:value-type="float">
            <text:p/>
          </table:table-cell>
          <table:table-cell/>
          <table:table-cell table:formula="of:=[Rear.O18]*100+[Rear.P18]-1" office:value-type="float" office:value="11624" calcext:value-type="float">
            <text:p/>
          </table:table-cell>
          <table:table-cell table:formula="of:=-1*([Rear.J18]*100+[Rear.K18])" office:value-type="float" office:value="-1601" calcext:value-type="float">
            <text:p/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11315" calcext:value-type="float">
            <text:p/>
          </table:table-cell>
          <table:table-cell table:formula="of:=[Front.J19]*100+[Front.K19]" office:value-type="float" office:value="1602" calcext:value-type="float">
            <text:p/>
          </table:table-cell>
          <table:table-cell/>
          <table:table-cell table:formula="of:=[Rear.O19]*100+[Rear.P19]-1" office:value-type="float" office:value="11608" calcext:value-type="float">
            <text:p/>
          </table:table-cell>
          <table:table-cell table:formula="of:=-1*([Rear.J19]*100+[Rear.K19])" office:value-type="float" office:value="-1602" calcext:value-type="float">
            <text:p/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11330" calcext:value-type="float">
            <text:p/>
          </table:table-cell>
          <table:table-cell table:formula="of:=[Front.J20]*100+[Front.K20]" office:value-type="float" office:value="1603" calcext:value-type="float">
            <text:p/>
          </table:table-cell>
          <table:table-cell/>
          <table:table-cell table:formula="of:=[Rear.O20]*100+[Rear.P20]-1" office:value-type="float" office:value="11625" calcext:value-type="float">
            <text:p/>
          </table:table-cell>
          <table:table-cell table:formula="of:=-1*([Rear.J20]*100+[Rear.K20])" office:value-type="float" office:value="-1603" calcext:value-type="float">
            <text:p/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11314" calcext:value-type="float">
            <text:p/>
          </table:table-cell>
          <table:table-cell table:formula="of:=[Front.J21]*100+[Front.K21]" office:value-type="float" office:value="1604" calcext:value-type="float">
            <text:p/>
          </table:table-cell>
          <table:table-cell/>
          <table:table-cell table:formula="of:=[Rear.O21]*100+[Rear.P21]-1" office:value-type="float" office:value="11609" calcext:value-type="float">
            <text:p/>
          </table:table-cell>
          <table:table-cell table:formula="of:=-1*([Rear.J21]*100+[Rear.K21])" office:value-type="float" office:value="-1604" calcext:value-type="float">
            <text:p/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11313" calcext:value-type="float">
            <text:p/>
          </table:table-cell>
          <table:table-cell table:formula="of:=[Front.J22]*100+[Front.K22]" office:value-type="float" office:value="1501" calcext:value-type="float">
            <text:p/>
          </table:table-cell>
          <table:table-cell/>
          <table:table-cell table:formula="of:=[Rear.O22]*100+[Rear.P22]-1" office:value-type="float" office:value="11610" calcext:value-type="float">
            <text:p/>
          </table:table-cell>
          <table:table-cell table:formula="of:=-1*([Rear.J22]*100+[Rear.K22])" office:value-type="float" office:value="-1501" calcext:value-type="float">
            <text:p/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11329" calcext:value-type="float">
            <text:p/>
          </table:table-cell>
          <table:table-cell table:formula="of:=[Front.J23]*100+[Front.K23]" office:value-type="float" office:value="1502" calcext:value-type="float">
            <text:p/>
          </table:table-cell>
          <table:table-cell/>
          <table:table-cell table:formula="of:=[Rear.O23]*100+[Rear.P23]-1" office:value-type="float" office:value="11626" calcext:value-type="float">
            <text:p/>
          </table:table-cell>
          <table:table-cell table:formula="of:=-1*([Rear.J23]*100+[Rear.K23])" office:value-type="float" office:value="-1502" calcext:value-type="float">
            <text:p/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11312" calcext:value-type="float">
            <text:p/>
          </table:table-cell>
          <table:table-cell table:formula="of:=[Front.J24]*100+[Front.K24]" office:value-type="float" office:value="1503" calcext:value-type="float">
            <text:p/>
          </table:table-cell>
          <table:table-cell/>
          <table:table-cell table:formula="of:=[Rear.O24]*100+[Rear.P24]-1" office:value-type="float" office:value="11611" calcext:value-type="float">
            <text:p/>
          </table:table-cell>
          <table:table-cell table:formula="of:=-1*([Rear.J24]*100+[Rear.K24])" office:value-type="float" office:value="-1503" calcext:value-type="float">
            <text:p/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11328" calcext:value-type="float">
            <text:p/>
          </table:table-cell>
          <table:table-cell table:formula="of:=[Front.J25]*100+[Front.K25]" office:value-type="float" office:value="1504" calcext:value-type="float">
            <text:p/>
          </table:table-cell>
          <table:table-cell/>
          <table:table-cell table:formula="of:=[Rear.O25]*100+[Rear.P25]-1" office:value-type="float" office:value="11625" calcext:value-type="float">
            <text:p/>
          </table:table-cell>
          <table:table-cell table:formula="of:=-1*([Rear.J25]*100+[Rear.K25])" office:value-type="float" office:value="-1504" calcext:value-type="float">
            <text:p/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11310" calcext:value-type="float">
            <text:p/>
          </table:table-cell>
          <table:table-cell table:formula="of:=[Front.J26]*100+[Front.K26]" office:value-type="float" office:value="1401" calcext:value-type="float">
            <text:p/>
          </table:table-cell>
          <table:table-cell/>
          <table:table-cell table:formula="of:=[Rear.O26]*100+[Rear.P26]-1" office:value-type="float" office:value="11613" calcext:value-type="float">
            <text:p/>
          </table:table-cell>
          <table:table-cell table:formula="of:=-1*([Rear.J26]*100+[Rear.K26])" office:value-type="float" office:value="-1401" calcext:value-type="float">
            <text:p/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11326" calcext:value-type="float">
            <text:p/>
          </table:table-cell>
          <table:table-cell table:formula="of:=[Front.J27]*100+[Front.K27]" office:value-type="float" office:value="1402" calcext:value-type="float">
            <text:p/>
          </table:table-cell>
          <table:table-cell/>
          <table:table-cell table:formula="of:=[Rear.O27]*100+[Rear.P27]-1" office:value-type="float" office:value="11629" calcext:value-type="float">
            <text:p/>
          </table:table-cell>
          <table:table-cell table:formula="of:=-1*([Rear.J27]*100+[Rear.K27])" office:value-type="float" office:value="-1402" calcext:value-type="float">
            <text:p/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11311" calcext:value-type="float">
            <text:p/>
          </table:table-cell>
          <table:table-cell table:formula="of:=[Front.J28]*100+[Front.K28]" office:value-type="float" office:value="1403" calcext:value-type="float">
            <text:p/>
          </table:table-cell>
          <table:table-cell/>
          <table:table-cell table:formula="of:=[Rear.O28]*100+[Rear.P28]-1" office:value-type="float" office:value="11612" calcext:value-type="float">
            <text:p/>
          </table:table-cell>
          <table:table-cell table:formula="of:=-1*([Rear.J28]*100+[Rear.K28])" office:value-type="float" office:value="-1403" calcext:value-type="float">
            <text:p/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11325" calcext:value-type="float">
            <text:p/>
          </table:table-cell>
          <table:table-cell table:formula="of:=[Front.J29]*100+[Front.K29]" office:value-type="float" office:value="1404" calcext:value-type="float">
            <text:p/>
          </table:table-cell>
          <table:table-cell/>
          <table:table-cell table:formula="of:=[Rear.O29]*100+[Rear.P29]-1" office:value-type="float" office:value="11628" calcext:value-type="float">
            <text:p/>
          </table:table-cell>
          <table:table-cell table:formula="of:=-1*([Rear.J29]*100+[Rear.K29])" office:value-type="float" office:value="-1404" calcext:value-type="float">
            <text:p/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11324" calcext:value-type="float">
            <text:p/>
          </table:table-cell>
          <table:table-cell table:formula="of:=[Front.J30]*100+[Front.K30]" office:value-type="float" office:value="1301" calcext:value-type="float">
            <text:p/>
          </table:table-cell>
          <table:table-cell/>
          <table:table-cell table:formula="of:=[Rear.O30]*100+[Rear.P30]-1" office:value-type="float" office:value="11631" calcext:value-type="float">
            <text:p/>
          </table:table-cell>
          <table:table-cell table:formula="of:=-1*([Rear.J30]*100+[Rear.K30])" office:value-type="float" office:value="-1301" calcext:value-type="float">
            <text:p/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11308" calcext:value-type="float">
            <text:p/>
          </table:table-cell>
          <table:table-cell table:formula="of:=[Front.J31]*100+[Front.K31]" office:value-type="float" office:value="1302" calcext:value-type="float">
            <text:p/>
          </table:table-cell>
          <table:table-cell/>
          <table:table-cell table:formula="of:=[Rear.O31]*100+[Rear.P31]-1" office:value-type="float" office:value="11615" calcext:value-type="float">
            <text:p/>
          </table:table-cell>
          <table:table-cell table:formula="of:=-1*([Rear.J31]*100+[Rear.K31])" office:value-type="float" office:value="-1302" calcext:value-type="float">
            <text:p/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11325" calcext:value-type="float">
            <text:p/>
          </table:table-cell>
          <table:table-cell table:formula="of:=[Front.J32]*100+[Front.K32]" office:value-type="float" office:value="1303" calcext:value-type="float">
            <text:p/>
          </table:table-cell>
          <table:table-cell/>
          <table:table-cell table:formula="of:=[Rear.O32]*100+[Rear.P32]-1" office:value-type="float" office:value="11630" calcext:value-type="float">
            <text:p/>
          </table:table-cell>
          <table:table-cell table:formula="of:=-1*([Rear.J32]*100+[Rear.K32])" office:value-type="float" office:value="-1303" calcext:value-type="float">
            <text:p/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11309" calcext:value-type="float">
            <text:p/>
          </table:table-cell>
          <table:table-cell table:formula="of:=[Front.J33]*100+[Front.K33]" office:value-type="float" office:value="1304" calcext:value-type="float">
            <text:p/>
          </table:table-cell>
          <table:table-cell/>
          <table:table-cell table:formula="of:=[Rear.O33]*100+[Rear.P33]-1" office:value-type="float" office:value="11614" calcext:value-type="float">
            <text:p/>
          </table:table-cell>
          <table:table-cell table:formula="of:=-1*([Rear.J33]*100+[Rear.K33])" office:value-type="float" office:value="-1304" calcext:value-type="float">
            <text:p/>
          </table:table-cell>
          <table:table-cell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 style:data-style-name="N2" text:time-value="13:01:48.869591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04-07T16:44:34.633832696</dc:date>
    <dc:creator>Bob Hirosky</dc:creator>
    <meta:editing-duration>PT31M42S</meta:editing-duration>
    <meta:editing-cycles>20</meta:editing-cycles>
    <meta:generator>LibreOffice/4.2.1.1$Linux_X86_64 LibreOffice_project/d7dbbd7842e6a58b0f521599204e827654e1fb8b</meta:generator>
    <meta:document-statistic meta:table-count="4" meta:cell-count="1075" meta:object-count="0"/>
  </office:meta>
</office:document-meta>
</file>